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16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36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08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354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7" style:family="table-cell" style:parent-style-name="Default" style:data-style-name="N1">
      <style:text-properties fo:color="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2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1" table:default-cell-style-name="Default"/>
        <table:table-row table:style-name="ro1">
          <table:table-cell table:style-name="ce1" office:value-type="string" calcext:value-type="string">
            <text:p>Data Structur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Instructions</text:p>
          </table:table-cell>
          <table:table-cell table:style-name="ce1" office:value-type="string" calcext:value-type="string">
            <text:p>SCPI</text:p>
          </table:table-cell>
          <table:table-cell table:style-name="ce1"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52739654563" calcext:value-type="float">
            <text:p>52739654563</text:p>
          </table:table-cell>
          <table:table-cell table:style-name="ce2" office:value-type="float" office:value="6481403321" calcext:value-type="float">
            <text:p>6481403321</text:p>
          </table:table-cell>
          <table:table-cell table:style-name="ce2" office:value-type="float" office:value="4232761923" calcext:value-type="float">
            <text:p>4232761923</text:p>
          </table:table-cell>
          <table:table-cell table:style-name="ce3" office:value-type="float" office:value="1467142185" calcext:value-type="float">
            <text:p>1467142185</text:p>
          </table:table-cell>
          <table:table-cell table:style-name="ce3" office:value-type="float" office:value="81352821875" calcext:value-type="float">
            <text:p>81352821875</text:p>
          </table:table-cell>
          <table:table-cell table:style-name="ce8" office:value-type="float" office:value="0.97" calcext:value-type="float">
            <text:p>0.97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0000" calcext:value-type="float">
            <text:p>10000</text:p>
          </table:table-cell>
          <table:table-cell table:style-name="ce3" office:value-type="float" office:value="114524091853" calcext:value-type="float">
            <text:p>114524091853</text:p>
          </table:table-cell>
          <table:table-cell table:style-name="ce3" office:value-type="float" office:value="22568364756" calcext:value-type="float">
            <text:p>22568364756</text:p>
          </table:table-cell>
          <table:table-cell table:style-name="ce3" office:value-type="float" office:value="19506949804" calcext:value-type="float">
            <text:p>19506949804</text:p>
          </table:table-cell>
          <table:table-cell table:style-name="ce3" office:value-type="float" office:value="9550971881" calcext:value-type="float">
            <text:p>9550971881</text:p>
          </table:table-cell>
          <table:table-cell table:style-name="ce3" office:value-type="float" office:value="200673034224" calcext:value-type="float">
            <text:p>200673034224</text:p>
          </table:table-cell>
          <table:table-cell table:style-name="ce8" office:value-type="float" office:value="1.48" calcext:value-type="float">
            <text:p>1.4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ArrayList&lt;Long&gt;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77879810125" calcext:value-type="float">
            <text:p>77879810125</text:p>
          </table:table-cell>
          <table:table-cell table:style-name="ce3" office:value-type="float" office:value="11357635363" calcext:value-type="float">
            <text:p>11357635363</text:p>
          </table:table-cell>
          <table:table-cell table:style-name="ce3" office:value-type="float" office:value="8754217470" calcext:value-type="float">
            <text:p>8754217470</text:p>
          </table:table-cell>
          <table:table-cell table:style-name="ce3" office:value-type="float" office:value="4292908945" calcext:value-type="float">
            <text:p>4292908945</text:p>
          </table:table-cell>
          <table:table-cell table:style-name="ce3" office:value-type="float" office:value="214719826949" calcext:value-type="float">
            <text:p>214719826949</text:p>
          </table:table-cell>
          <table:table-cell table:style-name="ce8" office:value-type="float" office:value="0.5" calcext:value-type="float">
            <text:p>0.50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LinkedList&lt;Long&gt;,</text:p>
            <text:p>creation order</text:p>
          </table:table-cell>
          <table:table-cell office:value-type="float" office:value="5000" calcext:value-type="float">
            <text:p>5000</text:p>
          </table:table-cell>
          <table:table-cell table:style-name="ce3" office:value-type="float" office:value="136649230158" calcext:value-type="float">
            <text:p>136649230158</text:p>
          </table:table-cell>
          <table:table-cell table:style-name="ce3" office:value-type="float" office:value="20243602733" calcext:value-type="float">
            <text:p>20243602733</text:p>
          </table:table-cell>
          <table:table-cell table:style-name="ce3" office:value-type="float" office:value="10042963415" calcext:value-type="float">
            <text:p>10042963415</text:p>
          </table:table-cell>
          <table:table-cell table:style-name="ce3" office:value-type="float" office:value="4564334081" calcext:value-type="float">
            <text:p>4564334081</text:p>
          </table:table-cell>
          <table:table-cell table:style-name="ce7" office:value-type="float" office:value="374626852845" calcext:value-type="float">
            <text:p>374626852845</text:p>
          </table:table-cell>
          <table:table-cell table:style-name="ce8" office:value-type="float" office:value="1.31" calcext:value-type="float">
            <text:p>1.31</text:p>
          </table:table-cell>
          <table:table-cell table:number-columns-repeated="16373"/>
        </table:table-row>
        <table:table-row table:style-name="ro3">
          <table:table-cell table:style-name="ce1" office:value-type="string" calcext:value-type="string">
            <text:p>LinkedList&lt;Long&gt;,</text:p>
            <text:p>random order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95997191125" calcext:value-type="float">
            <text:p>95997191125</text:p>
          </table:table-cell>
          <table:table-cell table:style-name="ce3" office:value-type="float" office:value="11939567803" calcext:value-type="float">
            <text:p>11939567803</text:p>
          </table:table-cell>
          <table:table-cell table:style-name="ce3" office:value-type="float" office:value="9833667448" calcext:value-type="float">
            <text:p>9833667448</text:p>
          </table:table-cell>
          <table:table-cell table:style-name="ce3" office:value-type="float" office:value="6400640810" calcext:value-type="float">
            <text:p>6400640810</text:p>
          </table:table-cell>
          <table:table-cell table:style-name="ce3" office:value-type="float" office:value="290535586514" calcext:value-type="float">
            <text:p>290535586514</text:p>
          </table:table-cell>
          <table:table-cell table:style-name="ce8" office:value-type="float" office:value="1.28" calcext:value-type="float">
            <text:p>1.2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TreeSet&lt;Long&gt;</text:p>
          </table:table-cell>
          <table:table-cell office:value-type="float" office:value="1000" calcext:value-type="float">
            <text:p>1000</text:p>
          </table:table-cell>
          <table:table-cell table:style-name="ce3" office:value-type="float" office:value="94096932275" calcext:value-type="float">
            <text:p>94096932275</text:p>
          </table:table-cell>
          <table:table-cell table:style-name="ce3" office:value-type="float" office:value="13059884307" calcext:value-type="float">
            <text:p>13059884307</text:p>
          </table:table-cell>
          <table:table-cell table:style-name="ce3" office:value-type="float" office:value="11832993568" calcext:value-type="float">
            <text:p>11832993568</text:p>
          </table:table-cell>
          <table:table-cell table:style-name="ce3" office:value-type="float" office:value="8037888026" calcext:value-type="float">
            <text:p>8037888026</text:p>
          </table:table-cell>
          <table:table-cell table:style-name="ce3" office:value-type="float" office:value="340303574238" calcext:value-type="float">
            <text:p>340303574238</text:p>
          </table:table-cell>
          <table:table-cell table:style-name="ce8" office:value-type="float" office:value="2.54" calcext:value-type="float">
            <text:p>2.54</text:p>
          </table:table-cell>
          <table:table-cell table:number-columns-repeated="16373"/>
        </table:table-row>
        <table:table-row table:style-name="ro1">
          <table:table-cell table:style-name="ce1"/>
          <table:table-cell/>
          <table:table-cell table:style-name="ce3" table:number-columns-repeated="4"/>
          <table:table-cell table:style-name="ce8" table:number-columns-repeated="2"/>
          <table:table-cell table:number-columns-repeated="16373"/>
        </table:table-row>
        <table:table-row table:style-name="ro1">
          <table:table-cell table:number-columns-repeated="6"/>
          <table:table-cell table:style-name="ce8" table:number-columns-repeated="2"/>
          <table:table-cell table:number-columns-repeated="16373"/>
        </table:table-row>
        <table:table-row table:style-name="ro1">
          <table:table-cell table:style-name="ce1" office:value-type="string" calcext:value-type="string">
            <text:p>Mean Per Iteration</text:p>
          </table:table-cell>
          <table:table-cell table:number-columns-repeated="5"/>
          <table:table-cell table:style-name="ce8" table:number-columns-repeated="2"/>
          <table:table-cell table:number-columns-repeated="16373"/>
        </table:table-row>
        <table:table-row table:style-name="ro1">
          <table:table-cell table:style-name="ce1" office:value-type="string" calcext:value-type="string">
            <text:p>Data Structure</text:p>
          </table:table-cell>
          <table:table-cell table:style-name="ce1" office:value-type="string" calcext:value-type="string">
            <text:p>Runtime [ms]</text:p>
          </table:table-cell>
          <table:table-cell table:style-name="ce1" office:value-type="string" calcext:value-type="string">
            <text:p>L1d Loads</text:p>
          </table:table-cell>
          <table:table-cell table:style-name="ce1" office:value-type="string" calcext:value-type="string">
            <text:p>L1d Misses</text:p>
          </table:table-cell>
          <table:table-cell table:style-name="ce1" office:value-type="string" calcext:value-type="string">
            <text:p>L3 References</text:p>
          </table:table-cell>
          <table:table-cell table:style-name="ce1" office:value-type="string" calcext:value-type="string">
            <text:p>L3 Misses</text:p>
          </table:table-cell>
          <table:table-cell table:style-name="ce1" office:value-type="string" calcext:value-type="string">
            <text:p>Instructions</text:p>
          </table:table-cell>
          <table:table-cell table:style-name="ce9"/>
          <table:table-cell table:number-columns-repeated="3"/>
          <table:table-cell table:style-name="ce1" table:number-columns-repeated="16370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6" calcext:value-type="float">
            <text:p>6</text:p>
          </table:table-cell>
          <table:table-cell table:style-name="ce2" table:formula="of:=[.C2]/[.$B2]" office:value-type="float" office:value="5273965.4563" calcext:value-type="float">
            <text:p>5273965</text:p>
          </table:table-cell>
          <table:table-cell table:style-name="ce2" table:formula="of:=[.D2]/[.$B2]" office:value-type="float" office:value="648140.3321" calcext:value-type="float">
            <text:p>648140</text:p>
          </table:table-cell>
          <table:table-cell table:style-name="ce2" table:formula="of:=[.E2]/[.$B2]" office:value-type="float" office:value="423276.1923" calcext:value-type="float">
            <text:p>423276</text:p>
          </table:table-cell>
          <table:table-cell table:style-name="ce2" table:formula="of:=[.F2]/[.$B2]" office:value-type="float" office:value="146714.2185" calcext:value-type="float">
            <text:p>146714</text:p>
          </table:table-cell>
          <table:table-cell table:style-name="ce2" table:formula="of:=[.G2]/[.$B2]" office:value-type="float" office:value="8135282.1875" calcext:value-type="float">
            <text:p>8135282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Long[]</text:p>
          </table:table-cell>
          <table:table-cell office:value-type="float" office:value="17" calcext:value-type="float">
            <text:p>17</text:p>
          </table:table-cell>
          <table:table-cell table:style-name="ce2" table:formula="of:=[.C3]/[.$B3]" office:value-type="float" office:value="11452409.1853" calcext:value-type="float">
            <text:p>11452409</text:p>
          </table:table-cell>
          <table:table-cell table:style-name="ce2" table:formula="of:=[.D3]/[.$B3]" office:value-type="float" office:value="2256836.4756" calcext:value-type="float">
            <text:p>2256836</text:p>
          </table:table-cell>
          <table:table-cell table:style-name="ce2" table:formula="of:=[.E3]/[.$B3]" office:value-type="float" office:value="1950694.9804" calcext:value-type="float">
            <text:p>1950695</text:p>
          </table:table-cell>
          <table:table-cell table:style-name="ce2" table:formula="of:=[.F3]/[.$B3]" office:value-type="float" office:value="955097.1881" calcext:value-type="float">
            <text:p>955097</text:p>
          </table:table-cell>
          <table:table-cell table:style-name="ce2" table:formula="of:=[.G3]/[.$B3]" office:value-type="float" office:value="20067303.4224" calcext:value-type="float">
            <text:p>20067303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ArrayList&lt;Long&gt;</text:p>
          </table:table-cell>
          <table:table-cell office:value-type="float" office:value="17" calcext:value-type="float">
            <text:p>17</text:p>
          </table:table-cell>
          <table:table-cell table:style-name="ce2" table:formula="of:=[.C4]/[.$B4]" office:value-type="float" office:value="15575962.025" calcext:value-type="float">
            <text:p>15575962</text:p>
          </table:table-cell>
          <table:table-cell table:style-name="ce2" table:formula="of:=[.D4]/[.$B4]" office:value-type="float" office:value="2271527.0726" calcext:value-type="float">
            <text:p>2271527</text:p>
          </table:table-cell>
          <table:table-cell table:style-name="ce2" table:formula="of:=[.E4]/[.$B4]" office:value-type="float" office:value="1750843.494" calcext:value-type="float">
            <text:p>1750843</text:p>
          </table:table-cell>
          <table:table-cell table:style-name="ce2" table:formula="of:=[.F4]/[.$B4]" office:value-type="float" office:value="858581.789" calcext:value-type="float">
            <text:p>858582</text:p>
          </table:table-cell>
          <table:table-cell table:style-name="ce2" table:formula="of:=[.G4]/[.$B4]" office:value-type="float" office:value="42943965.3898" calcext:value-type="float">
            <text:p>42943965</text:p>
          </table:table-cell>
          <table:table-cell table:style-name="ce10"/>
          <table:table-cell table:number-columns-repeated="16373"/>
        </table:table-row>
        <table:table-row table:style-name="ro4">
          <table:table-cell table:style-name="ce1" office:value-type="string" calcext:value-type="string">
            <text:p>LinkedList&lt;Long&gt;,</text:p>
            <text:p>creation order</text:p>
          </table:table-cell>
          <table:table-cell office:value-type="float" office:value="60" calcext:value-type="float">
            <text:p>60</text:p>
          </table:table-cell>
          <table:table-cell table:style-name="ce2" table:formula="of:=[.C5]/[.$B5]" office:value-type="float" office:value="27329846.0316" calcext:value-type="float">
            <text:p>27329846</text:p>
          </table:table-cell>
          <table:table-cell table:style-name="ce2" table:formula="of:=[.D5]/[.$B5]" office:value-type="float" office:value="4048720.5466" calcext:value-type="float">
            <text:p>4048721</text:p>
          </table:table-cell>
          <table:table-cell table:style-name="ce2" table:formula="of:=[.E5]/[.$B5]" office:value-type="float" office:value="2008592.683" calcext:value-type="float">
            <text:p>2008593</text:p>
          </table:table-cell>
          <table:table-cell table:style-name="ce2" table:formula="of:=[.F5]/[.$B5]" office:value-type="float" office:value="912866.8162" calcext:value-type="float">
            <text:p>912867</text:p>
          </table:table-cell>
          <table:table-cell table:style-name="ce2" table:formula="of:=[.G5]/[.$B5]" office:value-type="float" office:value="74925370.569" calcext:value-type="float">
            <text:p>74925371</text:p>
          </table:table-cell>
          <table:table-cell table:style-name="ce10"/>
          <table:table-cell table:number-columns-repeated="16373"/>
        </table:table-row>
        <table:table-row table:style-name="ro4">
          <table:table-cell table:style-name="ce1" office:value-type="string" calcext:value-type="string">
            <text:p>LinkedList&lt;Long&gt;,</text:p>
            <text:p>random order</text:p>
          </table:table-cell>
          <table:table-cell office:value-type="float" office:value="247" calcext:value-type="float">
            <text:p>247</text:p>
          </table:table-cell>
          <table:table-cell table:style-name="ce2" table:formula="of:=[.C6]/[.$B6]" office:value-type="float" office:value="95997191.125" calcext:value-type="float">
            <text:p>95997191</text:p>
          </table:table-cell>
          <table:table-cell table:style-name="ce2" table:formula="of:=[.D6]/[.$B6]" office:value-type="float" office:value="11939567.803" calcext:value-type="float">
            <text:p>11939568</text:p>
          </table:table-cell>
          <table:table-cell table:style-name="ce2" table:formula="of:=[.E6]/[.$B6]" office:value-type="float" office:value="9833667.448" calcext:value-type="float">
            <text:p>9833667</text:p>
          </table:table-cell>
          <table:table-cell table:style-name="ce2" table:formula="of:=[.F6]/[.$B6]" office:value-type="float" office:value="6400640.81" calcext:value-type="float">
            <text:p>6400641</text:p>
          </table:table-cell>
          <table:table-cell table:style-name="ce2" table:formula="of:=[.G6]/[.$B6]" office:value-type="float" office:value="290535586.514" calcext:value-type="float">
            <text:p>290535587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 office:value-type="string" calcext:value-type="string">
            <text:p>TreeSet&lt;Long&gt;</text:p>
          </table:table-cell>
          <table:table-cell office:value-type="float" office:value="625" calcext:value-type="float">
            <text:p>625</text:p>
          </table:table-cell>
          <table:table-cell table:style-name="ce2" table:formula="of:=[.C7]/[.$B7]" office:value-type="float" office:value="94096932.275" calcext:value-type="float">
            <text:p>94096932</text:p>
          </table:table-cell>
          <table:table-cell table:style-name="ce2" table:formula="of:=[.D7]/[.$B7]" office:value-type="float" office:value="13059884.307" calcext:value-type="float">
            <text:p>13059884</text:p>
          </table:table-cell>
          <table:table-cell table:style-name="ce2" table:formula="of:=[.E7]/[.$B7]" office:value-type="float" office:value="11832993.568" calcext:value-type="float">
            <text:p>11832994</text:p>
          </table:table-cell>
          <table:table-cell table:style-name="ce2" table:formula="of:=[.F7]/[.$B7]" office:value-type="float" office:value="8037888.026" calcext:value-type="float">
            <text:p>8037888</text:p>
          </table:table-cell>
          <table:table-cell table:style-name="ce2" table:formula="of:=[.G7]/[.$B7]" office:value-type="float" office:value="340303574.238" calcext:value-type="float">
            <text:p>340303574</text:p>
          </table:table-cell>
          <table:table-cell table:style-name="ce10"/>
          <table:table-cell table:number-columns-repeated="16373"/>
        </table:table-row>
        <table:table-row table:style-name="ro1">
          <table:table-cell table:style-name="ce1"/>
          <table:table-cell/>
          <table:table-cell table:style-name="ce2" table:number-columns-repeated="4"/>
          <table:table-cell table:style-name="ce8" table:number-columns-repeated="2"/>
          <table:table-cell table:number-columns-repeated="16373"/>
        </table:table-row>
        <table:table-row table:style-name="ro1">
          <table:table-cell>
            <draw:frame draw:z-index="0" draw:style-name="gr1" draw:text-style-name="P1" svg:width="11.3945in" svg:height="6.4091in" svg:x="0in" svg:y="0.1626in">
              <draw:object draw:notify-on-update-of-ranges="Sheet1.A12:Sheet1.A17 Sheet1.C11:Sheet1.C11 Sheet1.C12:Sheet1.C17 Sheet1.D11:Sheet1.D11 Sheet1.D12:Sheet1.D17 Sheet1.E11:Sheet1.E11 Sheet1.E12:Sheet1.E17 Sheet1.F11:Sheet1.F11 Sheet1.F12:Sheet1.F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80"/>
        </table:table-row>
        <table:table-row table:style-name="ro1" table:number-rows-repeated="37">
          <table:table-cell table:number-columns-repeated="16381"/>
        </table:table-row>
        <table:table-row table:style-name="ro1">
          <table:table-cell>
            <draw:frame draw:z-index="1" draw:style-name="gr1" draw:text-style-name="P1" svg:width="11.3945in" svg:height="6.4091in" svg:x="0in" svg:y="0.0433in">
              <draw:object draw:notify-on-update-of-ranges="Sheet1.A16:Sheet1.A17 Sheet1.C11:Sheet1.C11 Sheet1.C16:Sheet1.C17 Sheet1.D11:Sheet1.D11 Sheet1.D16:Sheet1.D17 Sheet1.E11:Sheet1.E11 Sheet1.E16:Sheet1.E17 Sheet1.F11:Sheet1.F11 Sheet1.F16:Sheet1.F17 Sheet1.G1:Sheet1.G1 Sheet1.G16:Sheet1.G17 Sheet1.H1:Sheet1.H1 Sheet1.H6:Sheet1.H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3:59:33.876275880</meta:creation-date>
    <dc:date>2022-10-17T17:05:11.592172405</dc:date>
    <meta:editing-duration>P1DT4H52M37S</meta:editing-duration>
    <meta:editing-cycles>41</meta:editing-cycles>
    <meta:generator>LibreOffice/7.4.1.2$MacOSX_AARCH64 LibreOffice_project/3c58a8f3a960df8bc8fd77b461821e42c061c5f0</meta:generator>
    <meta:document-statistic meta:table-count="1" meta:cell-count="10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3d5af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column-mapping="1 2" chart:style-name="ch1">
        <chart:title svg:x="10.428cm" svg:y="0.46cm" chart:style-name="ch2">
          <text:p>Performance Eve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6:Sheet1.A17 Sheet1.C11:Sheet1.F11 Sheet1.C16:Sheet1.G17 Sheet1.G1:Sheet1.H1 Sheet1.H6:Sheet1.H7" chart:data-source-has-labels="both" svg:x="1.559cm" svg:y="1.582cm" svg:width="22.602cm" svg:height="13.422cm">
          <chart:coordinate-region svg:x="3.81cm" svg:y="1.784cm" svg:width="19.399cm" svg:height="12.17cm"/>
          <chart:axis chart:dimension="x" chart:name="primary-x" chart:style-name="ch5" chartooo:axis-type="auto">
            <chartooo:date-scale/>
            <chart:title svg:x="11.783cm" svg:y="15.329cm" chart:style-name="ch6">
              <text:p>Data Structure</text:p>
            </chart:title>
            <chart:categories table:cell-range-address="Sheet1.A16:Sheet1.A17"/>
          </chart:axis>
          <chart:axis chart:dimension="y" chart:name="primary-y" chart:style-name="ch7">
            <chart:title svg:x="0.451cm" svg:y="9.23cm" chart:style-name="ch8">
              <text:p>Event Count</text:p>
            </chart:title>
            <chart:grid chart:style-name="ch9" chart:class="major"/>
          </chart:axis>
          <chart:axis chart:dimension="y" chart:name="secondary-y" chart:style-name="ch10">
            <chart:title svg:x="24.739cm" svg:y="8.84cm" chart:style-name="ch8">
              <text:p>Cycles</text:p>
            </chart:title>
          </chart:axis>
          <chart:series chart:attached-axis="primary-y" chart:style-name="ch11" chart:values-cell-range-address="Sheet1.C16:Sheet1.C17" chart:label-cell-address="Sheet1.C11:Sheet1.C11" chart:class="chart:bar">
            <chart:data-point chart:repeated="2"/>
          </chart:series>
          <chart:series chart:attached-axis="primary-y" chart:style-name="ch12" chart:values-cell-range-address="Sheet1.D16:Sheet1.D17" chart:label-cell-address="Sheet1.D11:Sheet1.D11" chart:class="chart:bar">
            <chart:data-point chart:repeated="2"/>
          </chart:series>
          <chart:series chart:attached-axis="primary-y" chart:style-name="ch13" chart:values-cell-range-address="Sheet1.E16:Sheet1.E17" chart:label-cell-address="Sheet1.E11:Sheet1.E11" chart:class="chart:bar">
            <chart:data-point chart:repeated="2"/>
          </chart:series>
          <chart:series chart:attached-axis="primary-y" chart:style-name="ch14" chart:values-cell-range-address="Sheet1.F16:Sheet1.F17" chart:label-cell-address="Sheet1.F11:Sheet1.F11" chart:class="chart:bar">
            <chart:data-point chart:repeated="2"/>
          </chart:series>
          <chart:series chart:attached-axis="primary-y" chart:style-name="ch15" chart:values-cell-range-address="Sheet1.G16:Sheet1.G17" chart:label-cell-address="Sheet1.G1:Sheet1.G1" chart:class="chart:bar">
            <chart:data-point chart:repeated="2"/>
          </chart:series>
          <chart:series chart:attached-axis="secondary-y" chart:style-name="ch16" chart:values-cell-range-address="Sheet1.H6:Sheet1.H7" chart:label-cell-address="Sheet1.H1:Sheet1.H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d Loads</text:p>
                <draw:g>
                  <svg:desc>Sheet1.C11:Sheet1.C11</svg:desc>
                </draw:g>
              </table:table-cell>
              <table:table-cell office:value-type="string">
                <text:p>L1d Misses</text:p>
                <draw:g>
                  <svg:desc>Sheet1.D11:Sheet1.D11</svg:desc>
                </draw:g>
              </table:table-cell>
              <table:table-cell office:value-type="string">
                <text:p>L3 References</text:p>
                <draw:g>
                  <svg:desc>Sheet1.E11:Sheet1.E11</svg:desc>
                </draw:g>
              </table:table-cell>
              <table:table-cell office:value-type="string">
                <text:p>L3 Misses</text:p>
                <draw:g>
                  <svg:desc>Sheet1.F11:Sheet1.F11</svg:desc>
                </draw:g>
              </table:table-cell>
              <table:table-cell office:value-type="string">
                <text:p>Instructions</text:p>
                <draw:g>
                  <svg:desc>Sheet1.G1:Sheet1.G1</svg:desc>
                </draw:g>
              </table:table-cell>
              <table:table-cell office:value-type="string">
                <text:p>SCPI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6:Sheet1.A17</svg:desc>
                </draw:g>
              </table:table-cell>
              <table:table-cell office:value-type="float" office:value="95997191.125">
                <text:p>95997191.125</text:p>
                <draw:g>
                  <svg:desc>Sheet1.C16:Sheet1.C17</svg:desc>
                </draw:g>
              </table:table-cell>
              <table:table-cell office:value-type="float" office:value="11939567.803">
                <text:p>11939567.803</text:p>
                <draw:g>
                  <svg:desc>Sheet1.D16:Sheet1.D17</svg:desc>
                </draw:g>
              </table:table-cell>
              <table:table-cell office:value-type="float" office:value="9833667.448">
                <text:p>9833667.448</text:p>
                <draw:g>
                  <svg:desc>Sheet1.E16:Sheet1.E17</svg:desc>
                </draw:g>
              </table:table-cell>
              <table:table-cell office:value-type="float" office:value="6400640.81">
                <text:p>6400640.81</text:p>
                <draw:g>
                  <svg:desc>Sheet1.F16:Sheet1.F17</svg:desc>
                </draw:g>
              </table:table-cell>
              <table:table-cell office:value-type="float" office:value="290535586.514">
                <text:p>290535586.514</text:p>
                <draw:g>
                  <svg:desc>Sheet1.G16:Sheet1.G17</svg:desc>
                </draw:g>
              </table:table-cell>
              <table:table-cell office:value-type="float" office:value="1.28">
                <text:p>1.28</text:p>
                <draw:g>
                  <svg:desc>Sheet1.H6:Sheet1.H7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94096932.275">
                <text:p>94096932.275</text:p>
              </table:table-cell>
              <table:table-cell office:value-type="float" office:value="13059884.307">
                <text:p>13059884.307</text:p>
              </table:table-cell>
              <table:table-cell office:value-type="float" office:value="11832993.568">
                <text:p>11832993.568</text:p>
              </table:table-cell>
              <table:table-cell office:value-type="float" office:value="8037888.026">
                <text:p>8037888.026</text:p>
              </table:table-cell>
              <table:table-cell office:value-type="float" office:value="340303574.238">
                <text:p>340303574.238</text:p>
              </table:table-cell>
              <table:table-cell office:value-type="float" office:value="2.54">
                <text:p>2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maximum="10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3d5af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943cm" svg:height="16.28cm" xlink:href=".." xlink:type="simple" chart:class="chart:bar" chart:style-name="ch1">
        <chart:title svg:x="10.398cm" svg:y="0.46cm" chart:style-name="ch2">
          <text:p>Cache Event Counts by Data Structure</text:p>
        </chart:title>
        <chart:legend chart:legend-position="end" svg:x="24.705cm" svg:y="4.622cm" style:legend-expansion="custom" svg:width="4.237cm" svg:height="4.663cm" style:legend-expansion-aspect-ratio="0.90864250482522" chart:style-name="ch3"/>
        <chart:plot-area chart:style-name="ch4" table:cell-range-address="Sheet1.A12:Sheet1.A17 Sheet1.C11:Sheet1.F17" chart:data-source-has-labels="both" svg:x="1.559cm" svg:y="1.582cm" svg:width="23.711cm" svg:height="13.422cm">
          <chart:coordinate-region svg:x="3.81cm" svg:y="1.784cm" svg:width="21.46cm" svg:height="12.17cm"/>
          <chart:axis chart:dimension="x" chart:name="primary-x" chart:style-name="ch5" chartooo:axis-type="auto">
            <chartooo:date-scale/>
            <chart:title svg:x="12.337cm" svg:y="15.329cm" chart:style-name="ch6">
              <text:p>Data Structure</text:p>
            </chart:title>
            <chart:categories table:cell-range-address="Sheet1.A12:Sheet1.A17"/>
          </chart:axis>
          <chart:axis chart:dimension="y" chart:name="primary-y" chart:style-name="ch7">
            <chart:title svg:x="0.451cm" svg:y="9.74cm" chart:style-name="ch8">
              <text:p>Cache Event Cou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12:Sheet1.C17" chart:label-cell-address="Sheet1.C11:Sheet1.C11" chart:class="chart:bar">
            <chart:data-point chart:repeated="6"/>
          </chart:series>
          <chart:series chart:attached-axis="primary-y" chart:style-name="ch12" chart:values-cell-range-address="Sheet1.D12:Sheet1.D17" chart:label-cell-address="Sheet1.D11:Sheet1.D11" chart:class="chart:bar">
            <chart:data-point chart:repeated="6"/>
          </chart:series>
          <chart:series chart:attached-axis="primary-y" chart:style-name="ch13" chart:values-cell-range-address="Sheet1.E12:Sheet1.E17" chart:label-cell-address="Sheet1.E11:Sheet1.E11" chart:class="chart:bar">
            <chart:data-point chart:repeated="6"/>
          </chart:series>
          <chart:series chart:attached-axis="primary-y" chart:style-name="ch14" chart:values-cell-range-address="Sheet1.F12:Sheet1.F17" chart:label-cell-address="Sheet1.F11:Sheet1.F11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d Loads</text:p>
                <draw:g>
                  <svg:desc>Sheet1.C11:Sheet1.C11</svg:desc>
                </draw:g>
              </table:table-cell>
              <table:table-cell office:value-type="string">
                <text:p>L1d Misses</text:p>
                <draw:g>
                  <svg:desc>Sheet1.D11:Sheet1.D11</svg:desc>
                </draw:g>
              </table:table-cell>
              <table:table-cell office:value-type="string">
                <text:p>L3 References</text:p>
                <draw:g>
                  <svg:desc>Sheet1.E11:Sheet1.E11</svg:desc>
                </draw:g>
              </table:table-cell>
              <table:table-cell office:value-type="string">
                <text:p>L3 Misses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g[]</text:p>
                <draw:g>
                  <svg:desc>Sheet1.A12:Sheet1.A17</svg:desc>
                </draw:g>
              </table:table-cell>
              <table:table-cell office:value-type="float" office:value="5273965.4563">
                <text:p>5273965.4563</text:p>
                <draw:g>
                  <svg:desc>Sheet1.C12:Sheet1.C17</svg:desc>
                </draw:g>
              </table:table-cell>
              <table:table-cell office:value-type="float" office:value="648140.3321">
                <text:p>648140.3321</text:p>
                <draw:g>
                  <svg:desc>Sheet1.D12:Sheet1.D17</svg:desc>
                </draw:g>
              </table:table-cell>
              <table:table-cell office:value-type="float" office:value="423276.1923">
                <text:p>423276.1923</text:p>
                <draw:g>
                  <svg:desc>Sheet1.E12:Sheet1.E17</svg:desc>
                </draw:g>
              </table:table-cell>
              <table:table-cell office:value-type="float" office:value="146714.2185">
                <text:p>146714.2185</text:p>
                <draw:g>
                  <svg:desc>Sheet1.F12:Sheet1.F17</svg:desc>
                </draw:g>
              </table:table-cell>
            </table:table-row>
            <table:table-row>
              <table:table-cell office:value-type="string">
                <text:p>Long[]</text:p>
              </table:table-cell>
              <table:table-cell office:value-type="float" office:value="11452409.1853">
                <text:p>11452409.1853</text:p>
              </table:table-cell>
              <table:table-cell office:value-type="float" office:value="2256836.4756">
                <text:p>2256836.4756</text:p>
              </table:table-cell>
              <table:table-cell office:value-type="float" office:value="1950694.9804">
                <text:p>1950694.9804</text:p>
              </table:table-cell>
              <table:table-cell office:value-type="float" office:value="955097.1881">
                <text:p>955097.1881</text:p>
              </table:table-cell>
            </table:table-row>
            <table:table-row>
              <table:table-cell office:value-type="string">
                <text:p>ArrayList&lt;Long&gt;</text:p>
              </table:table-cell>
              <table:table-cell office:value-type="float" office:value="15575962.025">
                <text:p>15575962.025</text:p>
              </table:table-cell>
              <table:table-cell office:value-type="float" office:value="2271527.0726">
                <text:p>2271527.0726</text:p>
              </table:table-cell>
              <table:table-cell office:value-type="float" office:value="1750843.494">
                <text:p>1750843.494</text:p>
              </table:table-cell>
              <table:table-cell office:value-type="float" office:value="858581.789">
                <text:p>858581.789</text:p>
              </table:table-cell>
            </table:table-row>
            <table:table-row>
              <table:table-cell office:value-type="string">
                <text:p>LinkedList&lt;Long&gt;,
creation order</text:p>
              </table:table-cell>
              <table:table-cell office:value-type="float" office:value="27329846.0316">
                <text:p>27329846.0316</text:p>
              </table:table-cell>
              <table:table-cell office:value-type="float" office:value="4048720.5466">
                <text:p>4048720.5466</text:p>
              </table:table-cell>
              <table:table-cell office:value-type="float" office:value="2008592.683">
                <text:p>2008592.683</text:p>
              </table:table-cell>
              <table:table-cell office:value-type="float" office:value="912866.8162">
                <text:p>912866.8162</text:p>
              </table:table-cell>
            </table:table-row>
            <table:table-row>
              <table:table-cell office:value-type="string">
                <text:p>LinkedList&lt;Long&gt;,
random order</text:p>
              </table:table-cell>
              <table:table-cell office:value-type="float" office:value="95997191.125">
                <text:p>95997191.125</text:p>
              </table:table-cell>
              <table:table-cell office:value-type="float" office:value="11939567.803">
                <text:p>11939567.803</text:p>
              </table:table-cell>
              <table:table-cell office:value-type="float" office:value="9833667.448">
                <text:p>9833667.448</text:p>
              </table:table-cell>
              <table:table-cell office:value-type="float" office:value="6400640.81">
                <text:p>6400640.81</text:p>
              </table:table-cell>
            </table:table-row>
            <table:table-row>
              <table:table-cell office:value-type="string">
                <text:p>TreeSet&lt;Long&gt;</text:p>
              </table:table-cell>
              <table:table-cell office:value-type="float" office:value="94096932.275">
                <text:p>94096932.275</text:p>
              </table:table-cell>
              <table:table-cell office:value-type="float" office:value="13059884.307">
                <text:p>13059884.307</text:p>
              </table:table-cell>
              <table:table-cell office:value-type="float" office:value="11832993.568">
                <text:p>11832993.568</text:p>
              </table:table-cell>
              <table:table-cell office:value-type="float" office:value="8037888.026">
                <text:p>8037888.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